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stallerMBeanImpl.buildClassLoader( File dir , String [ ] classPathNames , boolean parentFirst , String [ ] li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InstallerMBeanImpl.InstallerMBeanImpl( JBIContainer container , InstallationContextImpl 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stallerMBeanImpl.cleanUpBootstr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stallerMBeanImpl.isInst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rMBeanImpl.instal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InstallerMBeanImpl.getInstallerConfiguration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rMBeanImpl.createBootstra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stallerMBeanImpl.setObjectName( ObjectName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rMBeanImpl.getInstall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rMBeanImpl.uninst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stallerMBeanImpl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stallerMBeanImpl.initBootstrap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nstallerMBeanImpl.activateComponen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